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bstract Strate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n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c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ff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d Game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ity Buil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vilization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du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nom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ironmen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tas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ustry / Manufactu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rn Warf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ies / TV / Radio the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y G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histor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iss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ence Fi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 Explo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es/Secret Ag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te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Gam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8:53:44.213849139</meta:creation-date>
    <dc:date>2022-05-09T11:56:10.519814510</dc:date>
    <meta:editing-duration>PT2H52M16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